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none" fo:border-left="0.0008in solid #000000" fo:border-right="none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0.0008in solid #000000" fo:border-left="none" fo:border-right="none" fo:border-top="0.0008in solid #000000"/>
    </style:style>
    <style:style style:name="ce1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15" style:family="table-cell" style:parent-style-name="Default">
      <style:table-cell-properties fo:padding-bottom="0.0193in" fo:padding-left="0.0138in" fo:padding-right="0.0138in" fo:padding-top="0.0193in"/>
    </style:style>
    <style:style style:name="ce1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17">
      <style:text-properties style:font-name="Arial" style:font-name-asian="DejaVu Sans" style:font-name-complex="DejaVu Sans"/>
    </style:style>
    <style:style style:name="ce25" style:family="table-cell" style:parent-style-name="Default" style:data-style-name="N117"/>
    <style:style style:name="ce26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2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5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117">
      <style:table-cell-properties fo:border-bottom="none" fo:border-left="none" fo:border-right="0.0008in solid #000000" fo:border-top="none"/>
      <style:text-properties style:font-name="Arial" style:font-name-asian="DejaVu Sans" style:font-name-complex="DejaVu Sans"/>
    </style:style>
    <style:style style:name="ce37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38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3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4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4" style:family="table-cell" style:parent-style-name="Default">
      <style:table-cell-properties fo:border-bottom="none" fo:border-left="none" fo:border-right="0.0008in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5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" style:font-name-asian="DejaVu Sans" style:font-name-complex="DejaVu Sans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6" style:family="table-cell" style:parent-style-name="Default" style:data-style-name="N1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0.0008in solid #000000" fo:border-left="none" fo:border-right="0.0008in solid #000000" fo:border-top="none"/>
    </style:style>
    <style:style style:name="ce62" style:family="table-cell" style:parent-style-name="Default">
      <style:table-cell-properties style:vertical-align="automatic"/>
    </style:style>
    <style:style style:name="ce63" style:family="table-cell" style:parent-style-name="Default" style:data-style-name="N11"/>
    <style:style style:name="ce64" style:family="table-cell" style:parent-style-name="Default" style:data-style-name="N36"/>
    <style:style style:name="ce6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9"/>
          <table:table-cell table:style-name="ce17" office:value-type="string">
            <text:p>Won</text:p>
          </table:table-cell>
          <table:table-cell table:style-name="ce17" office:value-type="string">
            <text:p>Open</text:p>
          </table:table-cell>
          <table:table-cell table:style-name="ce17" office:value-type="string">
            <text:p>Lost</text:p>
          </table:table-cell>
          <table:table-cell table:style-name="ce40" office:value-type="string">
            <text:p>Total</text:p>
          </table:table-cell>
          <table:table-cell table:style-name="ce50" office:value-type="string">
            <text:p>Year:</text:p>
          </table:table-cell>
          <table:table-cell table:style-name="ce57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10"/>
          <table:table-cell table:style-name="ce18" table:formula="of:=COUNTIF([Leads.C2:.C99832]; &quot;won&quot;)" office:value-type="float" office:value="0">
            <text:p>0</text:p>
          </table:table-cell>
          <table:table-cell table:style-name="ce31" table:formula="of:=COUNTIF([Leads.C2:.C99832]; &quot;open&quot;)" office:value-type="float" office:value="0">
            <text:p>0</text:p>
          </table:table-cell>
          <table:table-cell table:style-name="ce18" table:formula="of:=COUNTIF([Leads.C2:.C99832]; &quot;lost&quot;)" office:value-type="float" office:value="0">
            <text:p>0</text:p>
          </table:table-cell>
          <table:table-cell table:style-name="ce41" table:formula="of:=COUNT([Leads.G2:.G999976])" office:value-type="float" office:value="0">
            <text:p>0</text:p>
          </table:table-cell>
          <table:table-cell>
            <draw:frame table:end-cell-address="Overview.H10" table:end-x="1.1583in" table:end-y="0.0307in" draw:z-index="3" draw:style-name="gr1" svg:width="2.1161in" svg:height="1.3638in" svg:x="0.2193in" svg:y="0.0839in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10"/>
          <table:table-cell table:style-name="ce19" table:formula="of:=IF([.C2]=0;0;[.C2]/[.F2])" office:value-type="percentage" office:value="0">
            <text:p>0.00%</text:p>
          </table:table-cell>
          <table:table-cell table:style-name="ce19" table:formula="of:=IF([.D2]=0;0;[.D2]/[.F2])" office:value-type="percentage" office:value="0">
            <text:p>0.00%</text:p>
          </table:table-cell>
          <table:table-cell table:style-name="ce19" table:formula="of:=IF([.E2]=0;0;[.E2]/[.F2])" office:value-type="percentage" office:value="0">
            <text:p>0.00%</text:p>
          </table:table-cell>
          <table:table-cell table:style-name="ce42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10"/>
          <table:table-cell table:style-name="ce20" office:value-type="float" office:value="10">
            <text:p>10</text:p>
          </table:table-cell>
          <table:table-cell table:style-name="ce32" office:value-type="string">
            <text:p>Days</text:p>
          </table:table-cell>
          <table:table-cell table:style-name="ce19"/>
          <table:table-cell table:style-name="ce43" table:formula="of:=SUMPRODUCT(([Leads.C2:.C99832]=&quot;open&quot;)*(DAYS(TODAY();[Leads.O2:.O99832])&lt;=[.C4])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umber of leads with no Task</text:p>
          </table:table-cell>
          <table:covered-table-cell table:style-name="ce10"/>
          <table:table-cell/>
          <table:table-cell table:style-name="ce33" table:formula="of:=SUMPRODUCT(([Leads.C2:.C99832]=&quot;open&quot;)*([Leads.R2:.R99832]=&quot;0&quot;))" office:value-type="float" office:value="0">
            <text:p>0</text:p>
          </table:table-cell>
          <table:table-cell table:style-name="ce19"/>
          <table:table-cell table:style-name="ce44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11"/>
          <table:table-cell table:style-name="ce21" table:formula="of:=SUMIF([Leads.C2:.C99921];&quot;won&quot;;[Leads.F2:.F99921])" office:value-type="currency" office:currency="EUR" office:value="0">
            <text:p>0.00 €</text:p>
          </table:table-cell>
          <table:table-cell table:style-name="ce21" table:formula="of:=SUMIF([Leads.C2:.C99921];&quot;open&quot;;[Leads.F2:.F99921])" office:value-type="currency" office:currency="EUR" office:value="0">
            <text:p>0.00 €</text:p>
          </table:table-cell>
          <table:table-cell table:style-name="ce21" table:formula="of:=SUMIF([Leads.C2:.C99921];&quot;lost&quot;;[Leads.F2:.F99921])" office:value-type="currency" office:currency="EUR" office:value="0">
            <text:p>0.00 €</text:p>
          </table:table-cell>
          <table:table-cell table:style-name="ce45" table:formula="of:=SUM([.C6:.E6])" office:value-type="currency" office:currency="EUR" office:value="0">
            <text:p>0.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22" table:formula="of:=SUMIF([Leads.C2:.C99921];&quot;won&quot;;[Leads.H2:.H99921])" office:value-type="currency" office:currency="EUR" office:value="0">
            <text:p>0.00 €</text:p>
          </table:table-cell>
          <table:table-cell table:style-name="ce22" table:formula="of:=SUMIF([Leads.C2:.C99921];&quot;open&quot;;[Leads.H2:.H99921])" office:value-type="currency" office:currency="EUR" office:value="0">
            <text:p>0.00 €</text:p>
          </table:table-cell>
          <table:table-cell table:style-name="ce22" table:formula="of:=SUMIF([Leads.C2:.C99921];&quot;lost&quot;;[Leads.H2:.H99921])" office:value-type="currency" office:currency="EUR" office:value="0">
            <text:p>0.00 €</text:p>
          </table:table-cell>
          <table:table-cell table:style-name="ce45" table:formula="of:=SUM([.C7:.E7])" office:value-type="currency" office:currency="EUR" office:value="0">
            <text:p>0.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9" table:formula="of:=IF([.C2]=0;0;SUMIF([Leads.C2:.C99921];&quot;won&quot;;[Leads.G2:.G99921])/COUNTIF([Leads.C2:.C99921];&quot;won&quot;))" office:value-type="percentage" office:value="0">
            <text:p>0.00%</text:p>
          </table:table-cell>
          <table:table-cell table:style-name="ce34" table:formula="of:=IF([.D2]=0;0;SUMIF([Leads.C2:.C99921];&quot;open&quot;;[Leads.G2:.G99921])/COUNTIF([Leads.C2:.C99921];&quot;open&quot;))" office:value-type="percentage" office:value="0">
            <text:p>0.00%</text:p>
          </table:table-cell>
          <table:table-cell table:style-name="ce34" table:formula="of:=IF([.E2]=0;0;SUMIF([Leads.C2:.C99921];&quot;lost&quot;;[Leads.G2:.G99921])/COUNTIF([Leads.C2:.C99921];&quot;lost&quot;))" office:value-type="percentage" office:value="0">
            <text:p>0.00%</text:p>
          </table:table-cell>
          <table:table-cell table:style-name="ce46" table:formula="of:=SUM([.C8:.E8])/3" office:value-type="percentage" office:value="0">
            <text:p>0.00%</text:p>
          </table:table-cell>
          <table:table-cell table:style-name="ce51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12"/>
          <table:table-cell table:style-name="ce23" table:formula="of:=IF([.C2]=0;0;SUMIF([Leads.C2:.C99921];&quot;won&quot;;[Leads.L2:.L99921])/COUNTIF([Leads.C2:.C99921];&quot;won&quot;))" office:value-type="float" office:value="0">
            <text:p>0</text:p>
          </table:table-cell>
          <table:table-cell table:style-name="ce23" table:formula="of:=IF([.D2]=0;0;SUMIF([Leads.C2:.C99921];&quot;open&quot;;[Leads.L2:.L99921])/COUNTIF([Leads.C2:.C99921];&quot;open&quot;))" office:value-type="float" office:value="0">
            <text:p>0</text:p>
          </table:table-cell>
          <table:table-cell table:style-name="ce23" table:formula="of:=IF([.E2]=0;0;SUMIF([Leads.C2:.C99921];&quot;lost&quot;;[Leads.L2:.L99921])/COUNTIF([Leads.C2:.C99921];&quot;lost&quot;))" office:value-type="float" office:value="0">
            <text:p>0</text:p>
          </table:table-cell>
          <table:table-cell table:style-name="ce47" table:formula="of:=SUM([.C9:.E9])/3" office:value-type="float" office:value="0">
            <text:p>0</text:p>
          </table:table-cell>
          <table:table-cell table:style-name="ce51" table:number-columns-repeated="2"/>
        </table:table-row>
        <table:table-row table:style-name="ro1">
          <table:table-cell table:style-name="Default"/>
          <table:table-cell table:number-columns-repeated="3"/>
          <table:table-cell>
            <draw:frame table:end-cell-address="Overview.H18" table:end-x="0.5929in" table:end-y="0.028in" draw:z-index="0" draw:style-name="gr1" svg:width="3.0197in" svg:height="1.3484in" svg:x="1.1039in" svg:y="0.0965in">
              <draw:object draw:notify-on-update-of-ranges="Overview.C1:Overview.C1 Overview.C9:Overview.C9 Overview.D1:Overview.D1 Overview.D9:Overview.D9 Overview.E1:Overview.E1 Overview.E9:Overview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3"/>
          <table:table-cell table:style-name="ce17" office:value-type="string">
            <text:p>Won</text:p>
          </table:table-cell>
          <table:table-cell table:style-name="ce35" office:value-type="string">
            <text:p>Lost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.00 €</text:p>
          </table:table-cell>
          <table:table-cell table:style-name="ce36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.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52"/>
          <table:table-cell table:style-name="ce58"/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59" table:formula="of:=[.C7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37" table:formula="of:=[.E6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.00 €</text:p>
          </table:table-cell>
          <table:table-cell/>
          <table:table-cell table:style-name="ce2" table:number-columns-spanned="2" table:number-rows-spanned="1"/>
          <table:covered-table-cell/>
          <table:table-cell table:style-name="ce60"/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12"/>
          <table:table-cell table:style-name="ce26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.00 €</text:p>
          </table:table-cell>
          <table:table-cell table:style-name="ce38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59" table:formula="of:=[.D6]" office:value-type="currency" office:currency="EUR" office:value="0">
            <text:p>0.00 €</text:p>
          </table:table-cell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2:.C23])" office:value-type="currency" office:currency="EUR" office:value="0">
            <text:p>0.00 €</text:p>
          </table:table-cell>
          <table:table-cell table:style-name="ce5" table:formula="of:=SUM([.D12:.D23]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12"/>
          <table:table-cell table:style-name="ce61" table:formula="of:=[.D7]" office:value-type="currency" office:currency="EUR" office:value="0">
            <text:p>0.00 €</text:p>
          </table:table-cell>
        </table:table-row>
        <table:table-row table:style-name="ro1">
          <table:table-cell table:style-name="Default">
            <draw:frame table:end-cell-address="Overview.H34" table:end-x="1.0819in" table:end-y="0.0425in" draw:z-index="2" draw:style-name="gr1" svg:width="9.3197in" svg:height="1.4705in" svg:x="0in" svg:y="0.1661in">
              <draw:object draw:notify-on-update-of-ranges="Overview.A12:Overview.A23 Overview.C1:Overview.C1 Overview.C12:Overview.C23 Overview.E1:Overview.E1 Overview.D12:Overview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1">
          <table:table-cell table:style-name="Default"/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SOURCES</text:p>
          </table:table-cell>
          <table:covered-table-cell table:style-name="ce14"/>
          <table:table-cell table:style-name="ce27" office:value-type="string">
            <text:p>Total</text:p>
          </table:table-cell>
          <table:table-cell table:style-name="ce27" office:value-type="string">
            <text:p>Won</text:p>
          </table:table-cell>
          <table:table-cell table:style-name="ce27" office:value-type="string">
            <text:p>Open</text:p>
          </table:table-cell>
          <table:table-cell table:style-name="ce27" office:value-type="string">
            <text:p>Lost</text:p>
          </table:table-cell>
          <table:table-cell table:style-name="ce53" office:value-type="string">
            <text:p>Av. Prob.</text:p>
          </table:table-cell>
          <table:table-cell/>
        </table:table-row>
        <table:table-row table:style-name="ro2">
          <table:table-cell table:style-name="ce7" office:value-type="string" table:number-columns-spanned="2" table:number-rows-spanned="1">
            <text:p>Website</text:p>
          </table:table-cell>
          <table:covered-table-cell table:style-name="ce15"/>
          <table:table-cell table:style-name="ce28" table:formula="of:=COUNTIF([Leads.D2:.D99834];[.A38])" office:value-type="float" office:value="0">
            <text:p>0</text:p>
          </table:table-cell>
          <table:table-cell table:style-name="ce39" table:formula="of:=SUMPRODUCT(([Leads.C2:.C99832]=&quot;won&quot;)*([Leads.D2:.D99834]=[.A38]))" office:value-type="float" office:value="0">
            <text:p>0</text:p>
          </table:table-cell>
          <table:table-cell table:style-name="ce39" table:formula="of:=SUMPRODUCT(([Leads.C2:.C99832]=&quot;open&quot;)*([Leads.D2:.D99834]=[.A38]))" office:value-type="float" office:value="0">
            <text:p>0</text:p>
          </table:table-cell>
          <table:table-cell table:style-name="ce48" table:formula="of:=SUMPRODUCT(([Leads.C2:.C99832]=&quot;lost&quot;)*([Leads.D2:.D99834]=[.A38]))" office:value-type="float" office:value="0">
            <text:p>0</text:p>
          </table:table-cell>
          <table:table-cell table:style-name="ce54" table:formula="of:=IF([.C38]=0;0;SUMIF([Leads.D2:.D99921];[.A38];[Leads.G2:.G99921])/[.C38])" office:value-type="percentage" office:value="0">
            <text:p>0.00%</text:p>
          </table:table-cell>
          <table:table-cell/>
        </table:table-row>
        <table:table-row table:style-name="ro2">
          <table:table-cell table:style-name="ce7" office:value-type="string" table:number-columns-spanned="2" table:number-rows-spanned="1">
            <text:p>Email</text:p>
          </table:table-cell>
          <table:covered-table-cell table:style-name="ce15"/>
          <table:table-cell table:style-name="ce29" table:formula="of:=COUNTIF([Leads.D2:.D99835];[.A39])" office:value-type="float" office:value="0">
            <text:p>0</text:p>
          </table:table-cell>
          <table:table-cell table:style-name="ce39" table:formula="of:=SUMPRODUCT(([Leads.C2:.C99833]=&quot;won&quot;)*([Leads.D2:.D99835]=[.A39]))" office:value-type="float" office:value="0">
            <text:p>0</text:p>
          </table:table-cell>
          <table:table-cell table:style-name="ce39" table:formula="of:=SUMPRODUCT(([Leads.C2:.C99833]=&quot;open&quot;)*([Leads.D2:.D99835]=[.A39]))" office:value-type="float" office:value="0">
            <text:p>0</text:p>
          </table:table-cell>
          <table:table-cell table:style-name="ce48" table:formula="of:=SUMPRODUCT(([Leads.C2:.C99833]=&quot;lost&quot;)*([Leads.D2:.D99835]=[.A39]))" office:value-type="float" office:value="0">
            <text:p>0</text:p>
          </table:table-cell>
          <table:table-cell table:style-name="ce55" table:formula="of:=IF([.C39]=0;0;SUMIF([Leads.D2:.D99921];[.A39];[Leads.G2:.G99921])/[.C39])" office:value-type="percentage" office:value="0">
            <text:p>0.00%</text:p>
          </table:table-cell>
          <table:table-cell/>
        </table:table-row>
        <table:table-row table:style-name="ro2">
          <table:table-cell table:style-name="ce7" office:value-type="string" table:number-columns-spanned="2" table:number-rows-spanned="1">
            <text:p>Telephone</text:p>
          </table:table-cell>
          <table:covered-table-cell table:style-name="ce15"/>
          <table:table-cell table:style-name="ce29" table:formula="of:=COUNTIF([Leads.D2:.D99835];[.A40])" office:value-type="float" office:value="0">
            <text:p>0</text:p>
          </table:table-cell>
          <table:table-cell table:style-name="ce39" table:formula="of:=SUMPRODUCT(([Leads.C2:.C99834]=&quot;won&quot;)*([Leads.D2:.D99836]=[.A40]))" office:value-type="float" office:value="0">
            <text:p>0</text:p>
          </table:table-cell>
          <table:table-cell table:style-name="ce39" table:formula="of:=SUMPRODUCT(([Leads.C2:.C99834]=&quot;open&quot;)*([Leads.D2:.D99836]=[.A40]))" office:value-type="float" office:value="0">
            <text:p>0</text:p>
          </table:table-cell>
          <table:table-cell table:style-name="ce48" table:formula="of:=SUMPRODUCT(([Leads.C2:.C99834]=&quot;lost&quot;)*([Leads.D2:.D99836]=[.A40]))" office:value-type="float" office:value="0">
            <text:p>0</text:p>
          </table:table-cell>
          <table:table-cell table:style-name="ce55" table:formula="of:=IF([.C40]=0;0;SUMIF([Leads.D2:.D99921];[.A40];[Leads.G2:.G99921])/[.C40])" office:value-type="percentage" office:value="0">
            <text:p>0.00%</text:p>
          </table:table-cell>
          <table:table-cell/>
        </table:table-row>
        <table:table-row table:style-name="ro2">
          <table:table-cell table:style-name="ce8" office:value-type="string" table:number-columns-spanned="2" table:number-rows-spanned="1">
            <text:p>Fair</text:p>
          </table:table-cell>
          <table:covered-table-cell table:style-name="ce16"/>
          <table:table-cell table:style-name="ce30" table:formula="of:=COUNTIF([Leads.D2:.D99835];[.A41])" office:value-type="float" office:value="0">
            <text:p>0</text:p>
          </table:table-cell>
          <table:table-cell table:style-name="ce30" table:formula="of:=SUMPRODUCT(([Leads.C2:.C99835]=&quot;won&quot;)*([Leads.D2:.D99837]=[.A41]))" office:value-type="float" office:value="0">
            <text:p>0</text:p>
          </table:table-cell>
          <table:table-cell table:style-name="ce30" table:formula="of:=SUMPRODUCT(([Leads.C2:.C99835]=&quot;open&quot;)*([Leads.D2:.D99837]=[.A41]))" office:value-type="float" office:value="0">
            <text:p>0</text:p>
          </table:table-cell>
          <table:table-cell table:style-name="ce49" table:formula="of:=SUMPRODUCT(([Leads.C2:.C99835]=&quot;lost&quot;)*([Leads.D2:.D99837]=[.A41]))" office:value-type="float" office:value="0">
            <text:p>0</text:p>
          </table:table-cell>
          <table:table-cell table:style-name="ce56" table:formula="of:=IF([.C41]=0;0;SUMIF([Leads.D2:.D99921];[.A41];[Leads.G2:.G99921])/[.C41])" office:value-type="percentage" office:value="0">
            <text:p>0.00%</text:p>
          </table:table-cell>
          <table:table-cell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>
            <draw:frame table:end-cell-address="Overview.C51" table:end-x="0.9732in" table:end-y="0.1476in" draw:z-index="1" draw:style-name="gr1" svg:width="2.9902in" svg:height="1.5098in" svg:x="0.3366in" svg:y="0.0547in">
              <draw:object draw:notify-on-update-of-ranges="Overview.A38:Overview.A38 Overview.C38:Overview.C38 Overview.A39:Overview.A39 Overview.C39:Overview.C39 Overview.A40:Overview.A40 Overview.C40:Overview.C40 Overview.A41:Overview.A41 Overview.C41:Overview.C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Leads" table:style-name="ta1" table:print="false">
        <table:table-column table:style-name="co3" table:default-cell-style-name="ce62"/>
        <table:table-column table:style-name="co4" table:default-cell-style-name="Default"/>
        <table:table-column table:style-name="co5" table:default-cell-style-name="ce25"/>
        <table:table-column table:style-name="co5" table:default-cell-style-name="ce63"/>
        <table:table-column table:style-name="co6" table:default-cell-style-name="Default"/>
        <table:table-column table:style-name="co6" table:default-cell-style-name="ce25"/>
        <table:table-column table:style-name="co7" table:default-cell-style-name="ce63"/>
        <table:table-column table:style-name="co6" table:default-cell-style-name="Default"/>
        <table:table-column table:style-name="co8" table:default-cell-style-name="ce64"/>
        <table:table-column table:style-name="co9" table:default-cell-style-name="ce64"/>
        <table:table-column table:style-name="co8" table:default-cell-style-name="ce64"/>
        <table:table-column table:style-name="co10" table:default-cell-style-name="ce65"/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  <table:table-cell office:value-type="string">
            <text:p>Open Tas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10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03/22/2010</text:date>, <text:time>19:2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3-22T19:29:01</dc:date>
    <meta:editing-duration>PT08H16M44S</meta:editing-duration>
    <meta:editing-cycles>41</meta:editing-cycles>
    <meta:generator>OpenOffice.org/3.1$Linux OpenOffice.org_project/310m19$Build-9420</meta:generator>
    <meta:print-date>2010-01-29T18:14:58</meta:print-date>
    <dc:creator>philipp </dc:creator>
    <meta:document-statistic meta:table-count="2" meta:cell-count="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36cm" chart:class="chart:bar" chart:style-name="ch1">
        <chart:title svg:x="2.978cm" svg:y="0.077cm" chart:style-name="ch2">
          <text:p>Sources</text:p>
        </chart:title>
        <chart:legend chart:legend-position="end" svg:x="5.446cm" svg:y="1.074cm" chart:style-name="ch3"/>
        <chart:plot-area chart:style-name="ch4" table:cell-range-address="Overview.A38:Overview.A41 Overview.C38:Overview.C41" chart:data-source-has-labels="row" svg:x="0.151cm" svg:y="0.656cm" svg:width="5.145cm" svg:height="3.02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38:Overview.C38" chart:label-cell-address="Overview.A38:Overview.A38" chart:class="chart:bar">
            <chart:data-point/>
          </chart:series>
          <chart:series chart:style-name="ch9" chart:values-cell-range-address="Overview.C39:Overview.C39" chart:label-cell-address="Overview.A39:Overview.A39" chart:class="chart:bar">
            <chart:data-point/>
          </chart:series>
          <chart:series chart:style-name="ch10" chart:values-cell-range-address="Overview.C40:Overview.C40" chart:label-cell-address="Overview.A40:Overview.A40" chart:class="chart:bar">
            <chart:data-point/>
          </chart:series>
          <chart:series chart:style-name="ch11" chart:values-cell-range-address="Overview.C41:Overview.C41" chart:label-cell-address="Overview.A41:Overview.A4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A38:Overview.A38">Website</text:p>
              </table:table-cell>
              <table:table-cell office:value-type="string">
                <text:p text:id="Overview.A39:Overview.A39">Email</text:p>
              </table:table-cell>
              <table:table-cell office:value-type="string">
                <text:p text:id="Overview.A40:Overview.A40">Telephone</text:p>
              </table:table-cell>
              <table:table-cell office:value-type="string">
                <text:p text:id="Overview.A41:Overview.A41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38:Overview.C38">0</text:p>
              </table:table-cell>
              <table:table-cell office:value-type="float" office:value="0">
                <text:p text:id="Overview.C39:Overview.C39">0</text:p>
              </table:table-cell>
              <table:table-cell office:value-type="float" office:value="0">
                <text:p text:id="Overview.C40:Overview.C40">0</text:p>
              </table:table-cell>
              <table:table-cell office:value-type="float" office:value="0">
                <text:p text:id="Overview.C41:Overview.C41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465cm" chart:class="chart:bar" chart:style-name="ch1">
        <chart:legend chart:legend-position="end" svg:x="3.905cm" svg:y="1.075cm" chart:style-name="ch2"/>
        <chart:plot-area chart:style-name="ch3" table:cell-range-address="Overview.C1:Overview.E2" chart:data-source-has-labels="row" svg:x="0.107cm" svg:y="0.069cm" svg:width="3.692cm" svg:height="3.2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26cm" chart:class="chart:bar" chart:style-name="ch1">
        <chart:title svg:x="2.221cm" svg:y="0.069cm" chart:style-name="ch2">
          <text:p>Duration in days</text:p>
        </chart:title>
        <chart:legend chart:legend-position="end" svg:x="6.154cm" svg:y="1.056cm" chart:style-name="ch3"/>
        <chart:plot-area chart:style-name="ch4" table:cell-range-address="Overview.C1:Overview.E1 Overview.C9:Overview.E9" chart:data-source-has-labels="row" svg:x="0.153cm" svg:y="0.64cm" svg:width="5.849cm" svg:height="2.6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9:Overview.C9" chart:label-cell-address="Overview.C1:Overview.C1" chart:class="chart:bar">
            <chart:data-point/>
          </chart:series>
          <chart:series chart:style-name="ch9" chart:values-cell-range-address="Overview.D9:Overview.D9" chart:label-cell-address="Overview.D1:Overview.D1" chart:class="chart:bar">
            <chart:data-point/>
          </chart:series>
          <chart:series chart:style-name="ch10" chart:values-cell-range-address="Overview.E9:Overview.E9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9:Overview.C9">0</text:p>
              </table:table-cell>
              <table:table-cell office:value-type="float" office:value="0">
                <text:p text:id="Overview.D9:Overview.D9">0</text:p>
              </table:table-cell>
              <table:table-cell office:value-type="float" office:value="0">
                <text:p text:id="Overview.E9:Overview.E9"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2:Overview.A23 Overview.C1:Overview.C1 Overview.C12:Overview.D23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2:Overview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2:Overview.C23" chart:label-cell-address="Overview.C1:Overview.C1" chart:class="chart:bar">
            <chart:data-point chart:repeated="12"/>
          </chart:series>
          <chart:series chart:style-name="ch8" chart:values-cell-range-address="Overview.D12:Overview.D23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2:Overview.A23">January</text:p>
              </table:table-cell>
              <table:table-cell office:value-type="float" office:value="0">
                <text:p text:id="Overview.C12:Overview.C23">0</text:p>
              </table:table-cell>
              <table:table-cell office:value-type="float" office:value="0">
                <text:p text:id="Overview.D12:Overview.D23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